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8ea6" officeooo:paragraph-rsid="000b8ea6"/>
    </style:style>
    <style:style style:name="P2" style:family="paragraph" style:parent-style-name="Standard">
      <style:text-properties officeooo:rsid="000c5435" officeooo:paragraph-rsid="000c5435"/>
    </style:style>
    <style:style style:name="P3" style:family="paragraph" style:parent-style-name="Standard">
      <style:text-properties officeooo:rsid="000daa31" officeooo:paragraph-rsid="000daa31"/>
    </style:style>
    <style:style style:name="P4" style:family="paragraph" style:parent-style-name="Standard">
      <style:text-properties officeooo:rsid="000e27cf" officeooo:paragraph-rsid="000e27cf"/>
    </style:style>
    <style:style style:name="P5" style:family="paragraph" style:parent-style-name="Standard">
      <style:text-properties officeooo:rsid="000e8a9d" officeooo:paragraph-rsid="000e8a9d"/>
    </style:style>
    <style:style style:name="P6" style:family="paragraph" style:parent-style-name="Standard">
      <style:text-properties officeooo:rsid="00105411" officeooo:paragraph-rsid="00105411"/>
    </style:style>
    <style:style style:name="P7" style:family="paragraph" style:parent-style-name="Standard">
      <style:text-properties officeooo:rsid="0012034f" officeooo:paragraph-rsid="0012034f"/>
    </style:style>
    <style:style style:name="P8" style:family="paragraph" style:parent-style-name="Standard">
      <style:text-properties officeooo:rsid="0012034f" officeooo:paragraph-rsid="0013bfa7"/>
    </style:style>
    <style:style style:name="P9" style:family="paragraph" style:parent-style-name="Standard">
      <style:text-properties officeooo:rsid="0014ed84" officeooo:paragraph-rsid="0014ed84"/>
    </style:style>
    <style:style style:name="P10" style:family="paragraph" style:parent-style-name="Standard">
      <style:text-properties officeooo:rsid="0014ed84" officeooo:paragraph-rsid="00169c92"/>
    </style:style>
    <style:style style:name="P11" style:family="paragraph" style:parent-style-name="Standard">
      <style:text-properties officeooo:rsid="0014ed84" officeooo:paragraph-rsid="0017d5e9"/>
    </style:style>
    <style:style style:name="P12" style:family="paragraph" style:parent-style-name="Standard">
      <style:text-properties officeooo:rsid="0017d5e9" officeooo:paragraph-rsid="0017d5e9"/>
    </style:style>
    <style:style style:name="P13" style:family="paragraph" style:parent-style-name="Standard">
      <style:text-properties officeooo:rsid="0017d5e9" officeooo:paragraph-rsid="0019b88d"/>
    </style:style>
    <style:style style:name="P14" style:family="paragraph" style:parent-style-name="Standard">
      <style:text-properties officeooo:rsid="00188177" officeooo:paragraph-rsid="00188177"/>
    </style:style>
    <style:style style:name="P15" style:family="paragraph" style:parent-style-name="Standard">
      <style:text-properties officeooo:rsid="0019b88d" officeooo:paragraph-rsid="0019b88d"/>
    </style:style>
    <style:style style:name="P16" style:family="paragraph" style:parent-style-name="Standard">
      <style:text-properties officeooo:rsid="001af549" officeooo:paragraph-rsid="001af549"/>
    </style:style>
    <style:style style:name="P17" style:family="paragraph" style:parent-style-name="Standard">
      <style:text-properties officeooo:rsid="000c5435" officeooo:paragraph-rsid="000c5435"/>
    </style:style>
    <style:style style:name="P18" style:family="paragraph" style:parent-style-name="Standard">
      <style:text-properties officeooo:rsid="001da45b" officeooo:paragraph-rsid="001da45b"/>
    </style:style>
    <style:style style:name="P19" style:family="paragraph" style:parent-style-name="Standard">
      <style:text-properties officeooo:rsid="001da45b" officeooo:paragraph-rsid="001e4d1f"/>
    </style:style>
    <style:style style:name="P20" style:family="paragraph" style:parent-style-name="Standard">
      <style:text-properties officeooo:rsid="001e719b" officeooo:paragraph-rsid="001e719b"/>
    </style:style>
    <style:style style:name="P21" style:family="paragraph" style:parent-style-name="Standard">
      <style:text-properties officeooo:rsid="001e7245" officeooo:paragraph-rsid="001e7245"/>
    </style:style>
    <style:style style:name="P22" style:family="paragraph" style:parent-style-name="Standard">
      <style:text-properties officeooo:rsid="002039c2" officeooo:paragraph-rsid="002039c2"/>
    </style:style>
    <style:style style:name="P23" style:family="paragraph" style:parent-style-name="Standard">
      <style:text-properties officeooo:rsid="002151b5" officeooo:paragraph-rsid="002151b5"/>
    </style:style>
    <style:style style:name="P24" style:family="paragraph" style:parent-style-name="Standard">
      <style:text-properties officeooo:rsid="002151b5" officeooo:paragraph-rsid="00262ede"/>
    </style:style>
    <style:style style:name="P25" style:family="paragraph" style:parent-style-name="Standard">
      <style:text-properties officeooo:rsid="00105411" officeooo:paragraph-rsid="002151b5"/>
    </style:style>
    <style:style style:name="P26" style:family="paragraph" style:parent-style-name="Standard">
      <style:text-properties officeooo:rsid="0027037c" officeooo:paragraph-rsid="0027037c"/>
    </style:style>
    <style:style style:name="P27" style:family="paragraph" style:parent-style-name="Standard">
      <style:text-properties officeooo:rsid="0027037c" officeooo:paragraph-rsid="0028c791"/>
    </style:style>
    <style:style style:name="P28" style:family="paragraph" style:parent-style-name="Standard">
      <style:text-properties officeooo:rsid="00270d0d" officeooo:paragraph-rsid="00270d0d"/>
    </style:style>
    <style:style style:name="P29" style:family="paragraph" style:parent-style-name="Standard">
      <style:text-properties officeooo:rsid="00270d0d" officeooo:paragraph-rsid="0028c791"/>
    </style:style>
    <style:style style:name="P30" style:family="paragraph" style:parent-style-name="Standard">
      <style:text-properties officeooo:rsid="0028c791" officeooo:paragraph-rsid="0028c791"/>
    </style:style>
    <style:style style:name="P31" style:family="paragraph" style:parent-style-name="Standard">
      <style:text-properties officeooo:rsid="002c5307" officeooo:paragraph-rsid="002c5307"/>
    </style:style>
    <style:style style:name="P32" style:family="paragraph" style:parent-style-name="Standard">
      <style:text-properties officeooo:rsid="002d10d3" officeooo:paragraph-rsid="002d10d3"/>
    </style:style>
    <style:style style:name="P33" style:family="paragraph" style:parent-style-name="Standard">
      <style:text-properties officeooo:rsid="002ec528" officeooo:paragraph-rsid="002ec528"/>
    </style:style>
    <style:style style:name="P34" style:family="paragraph" style:parent-style-name="Standard">
      <style:text-properties officeooo:rsid="003133bd" officeooo:paragraph-rsid="003133bd"/>
    </style:style>
    <style:style style:name="P35" style:family="paragraph" style:parent-style-name="Standard">
      <style:text-properties officeooo:rsid="0032b0f1" officeooo:paragraph-rsid="0032b0f1"/>
    </style:style>
    <style:style style:name="P36" style:family="paragraph" style:parent-style-name="Standard">
      <style:text-properties officeooo:rsid="00336dab" officeooo:paragraph-rsid="00336dab"/>
    </style:style>
    <style:style style:name="P37" style:family="paragraph" style:parent-style-name="Standard">
      <style:text-properties officeooo:rsid="0034cf5d" officeooo:paragraph-rsid="0034cf5d"/>
    </style:style>
    <style:style style:name="P38" style:family="paragraph" style:parent-style-name="Standard">
      <style:text-properties officeooo:rsid="003568c7" officeooo:paragraph-rsid="003568c7"/>
    </style:style>
    <style:style style:name="P39" style:family="paragraph" style:parent-style-name="Standard">
      <style:text-properties officeooo:rsid="0037495d" officeooo:paragraph-rsid="0037495d"/>
    </style:style>
    <style:style style:name="P40" style:family="paragraph" style:parent-style-name="Standard">
      <style:text-properties officeooo:rsid="0038ac4c" officeooo:paragraph-rsid="0038ac4c"/>
    </style:style>
    <style:style style:name="P41" style:family="paragraph" style:parent-style-name="Standard">
      <style:text-properties officeooo:rsid="003952d7" officeooo:paragraph-rsid="003952d7"/>
    </style:style>
    <style:style style:name="T1" style:family="text">
      <style:text-properties officeooo:rsid="000daa31"/>
    </style:style>
    <style:style style:name="T2" style:family="text">
      <style:text-properties officeooo:rsid="0013bfa7"/>
    </style:style>
    <style:style style:name="T3" style:family="text">
      <style:text-properties officeooo:rsid="00169c92"/>
    </style:style>
    <style:style style:name="T4" style:family="text">
      <style:text-properties officeooo:rsid="0017d5e9"/>
    </style:style>
    <style:style style:name="T5" style:family="text">
      <style:text-properties officeooo:rsid="0019b88d"/>
    </style:style>
    <style:style style:name="T6" style:family="text">
      <style:text-properties officeooo:rsid="001e7245"/>
    </style:style>
    <style:style style:name="T7" style:family="text">
      <style:text-properties officeooo:rsid="002151b5"/>
    </style:style>
    <style:style style:name="T8" style:family="text">
      <style:text-properties officeooo:rsid="00262ede"/>
    </style:style>
    <style:style style:name="T9" style:family="text">
      <style:text-properties officeooo:rsid="0028c791"/>
    </style:style>
    <style:style style:name="T10" style:family="text">
      <style:text-properties officeooo:rsid="002ec5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</text:p>
      <text:p text:style-name="P1">1)</text:p>
      <text:p text:style-name="P1">cat custs |head &gt;&gt;cust1.txt</text:p>
      <text:p text:style-name="P1">cat custs |tail &gt;&gt;cust2.txt</text:p>
      <text:p text:style-name="P1"/>
      <text:p text:style-name="P1">2)</text:p>
      <text:p text:style-name="P2"><text:s/>Esc :5,7 d</text:p>
      <text:p text:style-name="P2">/<text:span text:style-name="T1">how</text:span></text:p>
      <text:p text:style-name="P2">:<text:span text:style-name="T1">u</text:span></text:p>
      <text:p text:style-name="P2">:<text:span text:style-name="T1">wq</text:span></text:p>
      <text:p text:style-name="P2">:<text:span text:style-name="T1">q!</text:span></text:p>
      <text:p text:style-name="P2"/>
      <text:p text:style-name="P2"/>
      <text:p text:style-name="P3">3)cat cust2.txt cust1.txt &gt;&gt;custmerged.txt</text:p>
      <text:p text:style-name="P4">4) cat custmerged.txt |wc -l&gt;&gt;custmerged.txt</text:p>
      <text:p text:style-name="P5">5) sed -i '1i custno,firstname,lastname,age,profession' custmerged.txt</text:p>
      <text:p text:style-name="P8"><text:span text:style-name="T2">6</text:span>) <text:span text:style-name="T2">grep -c -i 'aircraft Pilot' custmerged.txt</text:span></text:p>
      <text:p text:style-name="P6"><text:span text:style-name="T2">7</text:span>) sed -i 's/Pilot/Aircraft Pilot/g' custmerged.txt</text:p>
      <text:p text:style-name="P6"><text:span text:style-name="T2">8</text:span>) cat custmerged.txt |wc -l -w</text:p>
      <text:p text:style-name="P7"><text:span text:style-name="T2">9</text:span>) ls -t |head -n 2|tail -n 1</text:p>
      <text:p text:style-name="P7">10) cp -p custmerged.txt custmeredcopied.txt</text:p>
      <text:p text:style-name="P9">11) mkdir -p ~/src/custdata</text:p>
      <text:p text:style-name="P9"><text:s text:c="5"/>cd /home/hduser/src/custdata</text:p>
      <text:p text:style-name="P9"><text:s text:c="6"/>cd ../..<text:line-break/>12) cp ~/hive/data/custmerged.txt ~/src/custdata</text:p>
      <text:p text:style-name="P10"><text:s text:c="6"/><text:span text:style-name="T3">mv custdata customerdata</text:span></text:p>
      <text:p text:style-name="P10"/>
      <text:p text:style-name="P11">13) <text:span text:style-name="T4">mv customerdata /tmp/custdata/process</text:span></text:p>
      <text:p text:style-name="P12">14) touch success</text:p>
      <text:p text:style-name="P13">15) <text:span text:style-name="T5">mkdir archive</text:span></text:p>
      <text:p text:style-name="P13"><text:span text:style-name="T5">16) </text:span>gzip /tmp/custdata/process/customerdata/custmerged.txt</text:p>
      <text:p text:style-name="P14"><text:s text:c="6"/>mv cust* /tmp/custdata/archive</text:p>
      <text:p text:style-name="P15">17) sudo useradd harini</text:p>
      <text:p text:style-name="P15"><text:s text:c="6"/>sudo passwd harini</text:p>
      <text:p text:style-name="P15"><text:s text:c="6"/>su harini</text:p>
      <text:p text:style-name="P16">18) chmod -w harinifile.txt</text:p>
      <text:p text:style-name="P18">19) chmod -rwx harinifile.txt</text:p>
      <text:p text:style-name="P19">20) export welcomemessage="Welcome aspirants" into ~./bashrc file</text:p>
      <text:p text:style-name="P19"/>
      <text:p text:style-name="P20">hdfs use cases </text:p>
      <text:p text:style-name="P20"/>
      <text:p text:style-name="P20">1) mkdir /install/hdfsusecases</text:p>
      <text:p text:style-name="P20"><text:s text:c="4"/>cat ~/pigdata/NYSE_daily | head -1000 &gt;&gt;~/install/hdfsusecases/NYSE_2020_06_20.txt</text:p>
      <text:p text:style-name="P20"/>
      <text:p text:style-name="P20">2) cat ~/pigdata/NYSE_daily | head -2000 | tail -1000 <text:s/>&gt;&gt;~/install/hdfsusecases/NYSE_2020_06_21.txt</text:p>
      <text:p text:style-name="P21"/>
      <text:p text:style-name="P21">3) hadoop fs -mkdir /tmp/hdfsusecases</text:p>
      <text:p text:style-name="P21"><text:s/>4) hadoop fs -test -d /tmp/hdfsusecases</text:p>
      <text:p text:style-name="P21"><text:s/>0</text:p>
      <text:p text:style-name="P21"><text:soft-page-break/>5) echo $?</text:p>
      <text:p text:style-name="P21"/>
      <text:p text:style-name="P21">6) hadoop fs -put ~/install/hdfsusecases/NYSE_2020_06_20.txt /tmp/hdfsusecases/NYSE_2020_06.txt</text:p>
      <text:p text:style-name="P21"/>
      <text:p text:style-name="P22">7) hadoop fs -test -f /tmp/hdfsusecases//NYSE_2020_06.txt</text:p>
      <text:p text:style-name="P22"/>
      <text:p text:style-name="P22">8) hadoop fs -touchz /tmp/hdfsusecases/_Success</text:p>
      <text:p text:style-name="P22"/>
      <text:p text:style-name="P23">9) hadoop fs -appendToFile ~/install/hdfsusecases/NYSE_2020_06_21.txt /tmp/hdfsusecases<text:span text:style-name="T6">/NYSE_2020_06.txt</text:span></text:p>
      <text:p text:style-name="P25"/>
      <text:p text:style-name="P25"><text:span text:style-name="T7">10)hadoop fs -</text:span>cat <text:span text:style-name="T7">/tmp/hdfsusecases/NYSE_2020_06.txt</text:span> |wc -l -w</text:p>
      <text:p text:style-name="P25"/>
      <text:p text:style-name="P23">11) hadoop fs -cat /tmp/hdfsusecases/NYSE_2020_06.txt |head -20 |tail -10 </text:p>
      <text:p text:style-name="P23"/>
      <text:p text:style-name="P24">12) h<text:span text:style-name="T8">dfs</text:span> <text:span text:style-name="T8">d</text:span>fs -cat /tmp/hdfsusecases/NYSE_2020_06.txt | head -20 | tail -10 <text:s/><text:span text:style-name="T8">&gt; ~/install/hdfsusecases/NYSE_sampledata1.txt</text:span></text:p>
      <text:p text:style-name="P24"/>
      <text:p text:style-name="P26">13) hadoop fs -copyToLocal /tmp/hdfsusecases/NYSE_2020_06.txt</text:p>
      <text:p text:style-name="P26"><text:s text:c="7"/>sed -i '1d' ~/install/hdfsusecases/NYSE_2020_06.txt</text:p>
      <text:p text:style-name="P26"><text:s text:c="7"/>hadoop fs -copyFromLocal -f ~/install/hdfsusecases/NYSE_2020_06.txt /tmp/hdfsusecases</text:p>
      <text:p text:style-name="P26"/>
      <text:p text:style-name="P26">14) hadoop fs -cp /tmp/hdfsusecases/NY* /tmp/hdfsusecases/NYSE_2020_06_bkp.txt </text:p>
      <text:p text:style-name="P27"><text:s text:c="6"/></text:p>
      <text:p text:style-name="P27"><text:span text:style-name="T9">15) </text:span><text:s/>hadoop fs -getmerge /tmp/hdfsusecases/NYSE_2020_06_bkp.txt <text:s/>/tmp/hdfsusecases/NYSE_2020_06.txt ~/install/hdfsusecases/NYSE_2020_06_merged.txt</text:p>
      <text:p text:style-name="P26"/>
      <text:p text:style-name="P28">1<text:span text:style-name="T9">6</text:span>) hadoop fs -D dfs.block.size=67108864 -put <text:s/>/home/hduser/install/hadoop-2.7.1.tar.gz /user/hduser/ =&gt; 4 blocks</text:p>
      <text:p text:style-name="P26"/>
      <text:p text:style-name="P28">1<text:span text:style-name="T9">7</text:span>) hadoop fs -D dfs.block.size=134217728 -put -f /home/hduser/install/hadoop-2.7.1.tar.gz /user/hduser/ =&gt; 2 blocks</text:p>
      <text:p text:style-name="P30"/>
      <text:p text:style-name="P30">18. Set the replication to 3 while writing the file in HDFS</text:p>
      <text:p text:style-name="P30">hadoop fs -D dfs.replication=3 -put /home/hduser/install/hadoop-2.7.1.tar.gz /user/hduser/</text:p>
      <text:p text:style-name="P30"/>
      <text:p text:style-name="P30">19. To check the block information (In which datanode block is present,no of blocks,size,replication, etc)</text:p>
      <text:p text:style-name="P30">hadoop fsck - -files -locations -blocks /user/hduser/hadoop-2.7.1.tar.gz</text:p>
      <text:p text:style-name="P30"/>
      <text:p text:style-name="P30">20. Important Command DistCp (distributed copy) is a tool used for copying data between one Hadoop cluster to</text:p>
      <text:p text:style-name="P30">another cluster or with in the same cluster using mappers. (Interview Question – how do you copy data from</text:p>
      <text:p text:style-name="P30">production Hadoop cluster to Dev Hadoop cluster)</text:p>
      <text:p text:style-name="P30">hadoop distcp hdfs://localhost:54310/user/hduser/hadoop-2.7.1.tar.gz</text:p>
      <text:p text:style-name="P30">hdfs://localhost:54310/user/hduser/hadoop/</text:p>
      <text:p text:style-name="P30"/>
      <text:p text:style-name="P30"/>
      <text:p text:style-name="P30"><text:soft-page-break/>21. choose to overwrite the target files unconditionally even if it exists using upto 2 mappers depends</text:p>
      <text:p text:style-name="P30"/>
      <text:p text:style-name="P30">hadoop distcp -overwrite hdfs://localhost:54310/user/hduser/hadoop-2.7.1.tar.gz</text:p>
      <text:p text:style-name="P30">hdfs://localhost:54310/user/hduser/hadoop/</text:p>
      <text:p text:style-name="P30"/>
      <text:p text:style-name="P30">22. To view the content of editlog file, need to convert into xml file using editlog viewer</text:p>
      <text:p text:style-name="P29"><text:s text:c="3"/><text:span text:style-name="T9">cd usr/local/hadoop_store/hdfs/namenode/current</text:span></text:p>
      <text:p text:style-name="P29"><text:span text:style-name="T9"><text:s text:c="3"/>hdfs oev -i edits_inprogress_0000000000000005514 -o edittest.xml</text:span></text:p>
      <text:p text:style-name="P30"><text:s text:c="3"/>cat edittest.xml</text:p>
      <text:p text:style-name="P26"/>
      <text:p text:style-name="P26"/>
      <text:p text:style-name="P32">sqoop import --connect jdbc:mysql://127.0.0.1/custdb --username root --password root \</text:p>
      <text:p text:style-name="P32">-table customer_lastmodified -m 1 --target-dir incrimportlm --incremental lastmodified \ --check-column upddt --last-value 2018-10-12 --merge-key custid </text:p>
      <text:p text:style-name="P31"/>
      <text:p text:style-name="P31"/>
      <text:p text:style-name="P33">CREATE (DATABASE|SCHEMA) [IF NOT EXISTS] hiveincept</text:p>
      <text:p text:style-name="P33">[COMMENT <text:span text:style-name="T10">first hive table</text:span>];</text:p>
      <text:p text:style-name="P31"/>
      <text:p text:style-name="P34">create table txnrecords(txnno INT, txndate STRING, custno INT, amount DOUBLE, category <text:s/>STRING, product </text:p>
      <text:p text:style-name="P34">STRING, city STRING, state STRING, spendby STRING) </text:p>
      <text:p text:style-name="P34">row format delimited fields terminated by ',' </text:p>
      <text:p text:style-name="P34">lines terminated by '\n' </text:p>
      <text:p text:style-name="P34">stored as textfile;</text:p>
      <text:p text:style-name="P34"/>
      <text:p text:style-name="P34"/>
      <text:p text:style-name="P34"/>
      <text:p text:style-name="P34"/>
      <text:p text:style-name="P34"/>
      <text:p text:style-name="P35">Create database if not exists retail_tmp</text:p>
      <text:p text:style-name="P35">comment 'retail database for holding retail cust info'</text:p>
      <text:p text:style-name="P35">location '/user/hduser/hivestore'</text:p>
      <text:p text:style-name="P35">with dbproperties ('Created by' = 'Inceptez', 'Created on' = '2019-01-01');</text:p>
      <text:p text:style-name="P35"/>
      <text:p text:style-name="P35"/>
      <text:p text:style-name="P36">LOAD DATA LOCAL INPATH '/home/hduser/hive/data/txns' INTO TABLE txnrecords;</text:p>
      <text:p text:style-name="P36"/>
      <text:p text:style-name="P37">create external table externaltxnrecords (txnno INT, txndate STRING, custno INT, amount DOUBLE, category</text:p>
      <text:p text:style-name="P37">STRING, product STRING, city STRING, state STRING, spendby STRING)</text:p>
      <text:p text:style-name="P37">row format delimited fields terminated by ','</text:p>
      <text:p text:style-name="P37">stored as textfile</text:p>
      <text:p text:style-name="P37">location '/user/hduser/hiveexternaldata';</text:p>
      <text:p text:style-name="P37"/>
      <text:p text:style-name="P38">create table arraytbl (id int,name string,sal bigint,desig array&lt;string&gt;,city string)</text:p>
      <text:p text:style-name="P38">row format delimited fields terminated by ','</text:p>
      <text:p text:style-name="P38">collection items terminated by '$';</text:p>
      <text:p text:style-name="P38"/>
      <text:p text:style-name="P39"><text:soft-page-break/>create table Struct(id int,name string,sal bigint,addr struct&lt;city:string,state:string,pin:bigint&gt;)</text:p>
      <text:p text:style-name="P39">row format delimited</text:p>
      <text:p text:style-name="P39">fields terminated by ','</text:p>
      <text:p text:style-name="P39">collection items terminated by '$';</text:p>
      <text:p text:style-name="P39"/>
      <text:p text:style-name="P39">create table map1 (id int,name string,sal bigint,Mark map&lt;string,int&gt;,city string)</text:p>
      <text:p text:style-name="P39">row format delimited</text:p>
      <text:p text:style-name="P39">fields terminated by ','</text:p>
      <text:p text:style-name="P39">collection items terminated by '$'</text:p>
      <text:p text:style-name="P39">map keys terminated by '#';</text:p>
      <text:p text:style-name="P39"/>
      <text:p text:style-name="P39">create index idx_custno on table txnrecords(custno) AS</text:p>
      <text:p text:style-name="P39">'org.apache.hadoop.hive.ql.index.compact.CompactIndexHandler' WITH DEFERRED REBUILD;</text:p>
      <text:p text:style-name="P39"/>
      <text:p text:style-name="P39"/>
      <text:p text:style-name="P40">create table txnrecsbycatdtreg (txnno INT, txndate STRING, custno INT, amount DOUBLE, category</text:p>
      <text:p text:style-name="P40">STRING,product STRING, city STRING, state STRING, spendby STRING)</text:p>
      <text:p text:style-name="P40">partitioned by (datadt date,region string)</text:p>
      <text:p text:style-name="P40">row format delimited fields terminated by ','</text:p>
      <text:p text:style-name="P40">stored as textfile;</text:p>
      <text:p text:style-name="P40"/>
      <text:p text:style-name="P40">LOAD DATA LOCAL INPATH '/home/hduser/hive/data/txns_20181212_PADE'</text:p>
      <text:p text:style-name="P40">OVERWRITE INTO TABLE txnrecsbycatdtreg</text:p>
      <text:p text:style-name="P40">PARTITION (datadt='2018-12-12',region='PADE');</text:p>
      <text:p text:style-name="P40"/>
      <text:p text:style-name="P41">LOAD DATA LOCAL INPATH '/home/hduser/hive/data/txns_20181212_NY'</text:p>
      <text:p text:style-name="P41">OVERWRITE INTO TABLE txnrecsbycatdtreg</text:p>
      <text:p text:style-name="P41">PARTITION (datadt='2018-12-12',region='NY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user </meta:initial-creator>
    <meta:creation-date>2020-08-09T22:45:02.123859099</meta:creation-date>
    <dc:date>2020-08-22T20:38:09.748909408</dc:date>
    <dc:creator>hduser </dc:creator>
    <meta:editing-duration>P1DT21H8S</meta:editing-duration>
    <meta:editing-cycles>12</meta:editing-cycles>
    <meta:generator>LibreOffice/4.3.7.2$Linux_X86_64 LibreOffice_project/430$Build-2</meta:generator>
    <meta:document-statistic meta:table-count="0" meta:image-count="0" meta:object-count="0" meta:page-count="4" meta:paragraph-count="116" meta:word-count="675" meta:character-count="5990" meta:non-whitespace-character-count="5352"/>
  </office:meta>
</office:document-meta>
</file>